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9153" officeooo:paragraph-rsid="000a91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syntaxis</text:p>
      <text:p text:style-name="P1">objetos y clases</text:p>
      <text:p text:style-name="P1">constructores</text:p>
      <text:p text:style-name="P1">Basic operators</text:p>
      <text:p text:style-name="P1">loops</text:p>
      <text:p text:style-name="P1">decision making</text:p>
      <text:p text:style-name="P1">numbers</text:p>
      <text:p text:style-name="P1">characters</text:p>
      <text:p text:style-name="P1">strings</text:p>
      <text:p text:style-name="P1">array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8:01:56.011763397</meta:creation-date>
    <dc:date>2018-09-25T18:04:00.222291855</dc:date>
    <meta:editing-duration>PT2M5S</meta:editing-duration>
    <meta:editing-cycles>1</meta:editing-cycles>
    <meta:document-statistic meta:table-count="0" meta:image-count="0" meta:object-count="0" meta:page-count="1" meta:paragraph-count="10" meta:word-count="15" meta:character-count="108" meta:non-whitespace-character-count="103"/>
    <meta:generator>LibreOffice/6.0.3.2$Linux_X86_64 LibreOffice_project/00m0$Build-2</meta:generator>
  </office:meta>
</office:document-meta>
</file>